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75%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6" draw:layer="layout" svg:width="3.81cm" svg:height="1.905cm" svg:x="21.035cm" svg:y="9.89cm">
          <text:p text:style-name="P1"><text:span text:style-name="T1">Plant</text:span></text:p>
        </draw:rect>
        <draw:rect draw:style-name="gr1" draw:text-style-name="P2" draw:id="id5" draw:layer="layout" svg:width="3.81cm" svg:height="1.905cm" svg:x="16.135cm" svg:y="9.891cm">
          <text:p text:style-name="P1"><text:span text:style-name="T1">Comp</text:span><text:span text:style-name="T2">1</text:span></text:p>
        </draw:rect>
        <draw:rect draw:style-name="gr1" draw:text-style-name="P2" draw:id="id3" draw:layer="layout" svg:width="3.81cm" svg:height="1.905cm" svg:x="7.435cm" svg:y="9.892cm">
          <text:p text:style-name="P1"><text:span text:style-name="T1">Comp</text:span><text:span text:style-name="T2">2</text:span></text:p>
        </draw:rect>
        <draw:circle draw:style-name="gr2" draw:text-style-name="P1" draw:id="id4" draw:layer="layout" svg:width="0.635cm" svg:height="0.635cm" svg:x="13.395cm" svg:y="10.525cm">
          <text:p/>
        </draw:circle>
        <draw:circle draw:style-name="gr2" draw:text-style-name="P1" draw:id="id2" draw:layer="layout" svg:width="0.635cm" svg:height="0.635cm" svg:x="5.096cm" svg:y="10.526cm">
          <text:p/>
        </draw:circle>
        <draw:frame draw:style-name="gr3" draw:id="id1" draw:layer="layout" svg:width="1.905cm" svg:height="1.27cm" svg:x="1.635cm" svg:y="10.225cm">
          <draw:text-box>
            <text:p>ref(t)</text:p>
          </draw:text-box>
        </draw:frame>
        <draw:connector draw:style-name="gr4" draw:text-style-name="P1" draw:layer="layout" svg:x1="3.54cm" svg:y1="10.86cm" svg:x2="5.096cm" svg:y2="10.843cm" draw:start-shape="id1" draw:start-glue-point="1" draw:end-shape="id2" draw:end-glue-point="3" svg:d="m3540 10860h778v-17h778">
          <text:p/>
        </draw:connector>
        <draw:connector draw:style-name="gr4" draw:text-style-name="P1" draw:layer="layout" svg:x1="5.731cm" svg:y1="10.843cm" svg:x2="7.435cm" svg:y2="10.844cm" draw:start-shape="id2" draw:start-glue-point="1" draw:end-shape="id3" draw:end-glue-point="3" svg:d="m5731 10843h852v1h852">
          <text:p/>
        </draw:connector>
        <draw:connector draw:style-name="gr4" draw:text-style-name="P1" draw:layer="layout" svg:x1="11.245cm" svg:y1="10.844cm" svg:x2="13.395cm" svg:y2="10.842cm" draw:start-shape="id3" draw:start-glue-point="1" draw:end-shape="id4" draw:end-glue-point="3" svg:d="m11245 10844h1075v-2h1075">
          <text:p/>
        </draw:connector>
        <draw:connector draw:style-name="gr4" draw:text-style-name="P1" draw:layer="layout" svg:x1="14.03cm" svg:y1="10.842cm" svg:x2="16.135cm" svg:y2="10.843cm" draw:start-shape="id4" draw:start-glue-point="1" draw:end-shape="id5" svg:d="m14030 10842h1053v1h1052">
          <text:p/>
        </draw:connector>
        <draw:connector draw:style-name="gr4" draw:text-style-name="P1" draw:layer="layout" svg:x1="19.945cm" svg:y1="10.843cm" svg:x2="21.035cm" svg:y2="10.842cm" draw:start-shape="id5" draw:start-glue-point="1" draw:end-shape="id6" draw:end-glue-point="3" svg:d="m19945 10843h545v-1h545">
          <text:p/>
        </draw:connector>
        <draw:connector draw:style-name="gr4" draw:text-style-name="P1" draw:layer="layout" draw:line-skew="0cm 1.404cm" svg:x1="24.845cm" svg:y1="10.842cm" svg:x2="13.712cm" svg:y2="11.16cm" draw:start-shape="id6" draw:start-glue-point="1" draw:end-shape="id4" draw:end-glue-point="2" svg:d="m24845 10842h501v2858h-11634v-2540">
          <text:p/>
        </draw:connector>
        <draw:connector draw:style-name="gr4" draw:text-style-name="P1" draw:layer="layout" draw:line-skew="0cm 1.404cm" svg:x1="24.845cm" svg:y1="10.842cm" svg:x2="5.413cm" svg:y2="11.161cm" draw:start-shape="id6" draw:start-glue-point="1" draw:end-shape="id2" draw:end-glue-point="2" svg:d="m24845 10842h501v2858h-19933v-2539">
          <text:p/>
        </draw:connector>
        <draw:frame draw:style-name="gr5" draw:text-style-name="P3" draw:layer="layout" svg:width="0.635cm" svg:height="1.119cm" svg:x="5.475cm" svg:y="11.195cm">
          <draw:text-box>
            <text:p text:style-name="P3"><text:span text:style-name="T3">-</text:span></text:p>
          </draw:text-box>
        </draw:frame>
        <draw:frame draw:style-name="gr5" draw:text-style-name="P3" draw:layer="layout" svg:width="0.635cm" svg:height="1.119cm" svg:x="3.976cm" svg:y="9.796cm">
          <draw:text-box>
            <text:p text:style-name="P3"><text:span text:style-name="T3">+</text:span></text:p>
          </draw:text-box>
        </draw:frame>
        <draw:frame draw:style-name="gr5" draw:text-style-name="P3" draw:layer="layout" svg:width="0.635cm" svg:height="1.119cm" svg:x="13.775cm" svg:y="11.195cm">
          <draw:text-box>
            <text:p text:style-name="P3"><text:span text:style-name="T3">-</text:span></text:p>
          </draw:text-box>
        </draw:frame>
        <draw:frame draw:style-name="gr5" draw:text-style-name="P3" draw:layer="layout" svg:width="0.635cm" svg:height="1.119cm" svg:x="12.276cm" svg:y="9.796cm">
          <draw:text-box>
            <text:p text:style-name="P3"><text:span text:style-name="T3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0:44:50</meta:creation-date>
    <dc:date>2010-03-09T10:51:55</dc:date>
    <meta:editing-duration>PT00H01M33S</meta:editing-duration>
    <meta:editing-cycles>1</meta:editing-cycles>
    <meta:document-statistic meta:object-count="17"/>
    <meta:generator>OpenOffice.org/3.1$Linux OpenOffice.org_project/310m19$Build-9420</meta:generator>
  </office:meta>
</office:document-meta>
</file>